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Helvetica, 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1b64c5" officeooo:paragraph-rsid="001b64c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c30f8"/>
    </style:style>
    <style:style style:name="P3" style:family="paragraph" style:parent-style-name="Standard">
      <style:paragraph-properties fo:text-align="start" style:justify-single-word="false"/>
      <style:text-properties officeooo:paragraph-rsid="001fc1e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1322" officeooo:paragraph-rsid="00211322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11322" officeooo:paragraph-rsid="00211322" style:font-weight-asian="normal" style:font-weight-complex="normal"/>
    </style:style>
    <style:style style:name="T1" style:family="text">
      <style:text-properties style:font-name="Arial1" fo:font-weight="normal" officeooo:rsid="001b64c5" style:font-weight-asian="normal" style:font-weight-complex="normal"/>
    </style:style>
    <style:style style:name="T2" style:family="text">
      <style:text-properties fo:font-variant="normal" fo:text-transform="none" fo:color="#222222" loext:opacity="100%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b64c5" style:font-weight-asian="normal" style:font-weight-complex="normal"/>
    </style:style>
    <style:style style:name="T4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c30f8" style:font-weight-asian="normal" style:font-weight-complex="normal"/>
    </style:style>
    <style:style style:name="T5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fc1ed" style:font-weight-asian="normal" style:font-weight-complex="normal"/>
    </style:style>
    <style:style style:name="T6" style:family="text">
      <style:text-properties fo:font-variant="normal" fo:text-transform="none" fo:color="#222222" loext:opacity="100%" style:font-name="Arial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c30f8" style:font-size-asian="12pt" style:font-size-complex="12pt"/>
    </style:style>
    <style:style style:name="T8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e0a6f" style:font-size-asian="12pt" style:font-size-complex="12pt"/>
    </style:style>
    <style:style style:name="T9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22222" loext:opacity="100%" style:font-name="Arial1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222222" loext:opacity="100%" style:font-name="Arial1" fo:font-size="12pt" fo:letter-spacing="normal" fo:font-style="normal" officeooo:rsid="001e0a6f" style:font-size-asian="12pt" style:font-size-complex="12pt"/>
    </style:style>
    <style:style style:name="T12" style:family="text">
      <style:text-properties fo:font-variant="normal" fo:text-transform="none" style:font-name="Arial1" fo:font-size="12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Arial1" fo:font-size="12pt" fo:letter-spacing="normal" fo:font-style="normal" fo:font-weight="normal" officeooo:rsid="001c30f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02122" loext:opacity="100%" style:font-name="Arial1" fo:font-size="12pt" fo:letter-spacing="normal" fo:font-style="normal" fo:font-weight="normal" officeooo:rsid="001b64c5" style:font-weight-asian="normal" style:font-weight-complex="normal"/>
    </style:style>
    <style:style style:name="T15" style:family="text">
      <style:text-properties fo:font-variant="normal" fo:text-transform="none" fo:color="#202122" loext:opacity="100%" style:font-name="Arial1" fo:font-size="12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02122" loext:opacity="100%" style:font-name="Arial1" fo:font-size="12pt" fo:letter-spacing="normal" fo:font-style="normal" fo:font-weight="normal" officeooo:rsid="001fc1ed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2" loext:opacity="100%" style:font-name="Arial1" fo:font-size="12pt" fo:letter-spacing="normal" fo:font-style="italic" fo:font-weight="normal" officeooo:rsid="001b64c5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fo:color="#202122" loext:opacity="100%" style:font-name="Arial1" fo:font-size="12pt" fo:letter-spacing="normal" fo:font-style="italic" fo:font-weight="normal" officeooo:rsid="001fc1ed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64c5" style:font-weight-asian="normal" style:font-weight-complex="normal"/>
    </style:style>
    <style:style style:name="T2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645ad" loext:opacity="100%" style:text-line-through-style="none" style:text-line-through-type="none" style:font-name="Arial1" fo:font-size="12pt" fo:letter-spacing="normal" fo:font-style="normal" style:text-underline-style="none" fo:font-weight="normal" officeooo:rsid="001b64c5" style:text-blinking="false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645ad" loext:opacity="100%" style:text-line-through-style="none" style:text-line-through-type="none" style:font-name="Arial1" fo:font-size="12pt" fo:letter-spacing="normal" fo:font-style="normal" style:text-underline-style="none" fo:font-weight="normal" officeooo:rsid="001fc1ed" style:text-blinking="false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645ad" loext:opacity="100%" style:text-line-through-style="none" style:text-line-through-type="none" style:font-name="sans-serif" fo:font-size="12pt" fo:letter-spacing="normal" fo:font-style="normal" style:text-underline-style="none" fo:font-weight="normal" officeooo:rsid="001b64c5" style:text-blinking="false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1b64c5" style:text-blinking="false" fo:background-color="#ffffff" loext:char-shading-value="0" style:font-weight-asian="normal" style:font-weight-complex="normal"/>
    </style:style>
    <style:style style:name="T26" style:family="text">
      <style:text-properties fo:font-variant="normal" fo:text-transform="none" fo:color="#dd3333" loext:opacity="100%" style:text-line-through-style="none" style:text-line-through-type="none" style:font-name="Arial1" fo:font-size="12pt" fo:letter-spacing="normal" fo:font-style="normal" style:text-underline-style="none" fo:font-weight="normal" officeooo:rsid="001b64c5" style:text-blinking="false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dd3333" loext:opacity="100%" style:text-line-through-style="none" style:text-line-through-type="none" style:font-name="sans-serif" fo:font-size="12pt" fo:letter-spacing="normal" fo:font-style="normal" style:text-underline-style="none" fo:font-weight="normal" officeooo:rsid="001b64c5" style:text-blinking="false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dd3333" loext:opacity="100%" style:text-line-through-style="none" style:text-line-through-type="none" style:font-name="sans-serif" fo:font-size="10.5pt" fo:letter-spacing="normal" fo:font-style="normal" style:text-underline-style="none" fo:font-weight="normal" officeooo:rsid="001b64c5" style:text-blinking="false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b64c5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c1ed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1b64c5" style:text-blinking="false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1fc1ed" style:text-blinking="false" fo:background-color="#ffffff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I DE MOORE</text:p>
      <text:p text:style-name="P1"/>
      <text:p text:style-name="P3"><text:span text:style-name="T3"><text:tab/></text:span><text:span text:style-name="T29">O primeiro a arriscar uma teoria evolucionista a respeito de hardware foi </text:span><text:a xlink:type="simple" xlink:href="https://pt.wikipedia.org/wiki/Alan_Turing" text:style-name="Internet_20_link" text:visited-style-name="Visited_20_Internet_20_Link"><text:span text:style-name="T31">Alan </text:span></text:a><text:span text:style-name="T32">Turing </text:span><text:span text:style-name="T29">em </text:span><text:a xlink:type="simple" xlink:href="https://pt.wikipedia.org/wiki/1950" text:style-name="Internet_20_link" text:visited-style-name="Visited_20_Internet_20_Link"><text:span text:style-name="T31">1950</text:span></text:a><text:span text:style-name="T29">, prevendo que na virada do século teríamos computadores com memória na casa de 1 GB. Quinze anos depois dessa afirmação, em um artigo de cunho científico na revista </text:span><text:span text:style-name="T30">Eletronic</text:span><text:a xlink:type="simple" xlink:href="https://pt.wikipedia.org/w/index.php?title=Eletronic_Magazine&amp;action=edit&amp;redlink=1" text:style-name="Internet_20_link" text:visited-style-name="Visited_20_Internet_20_Link"><text:span text:style-name="T31"> </text:span></text:a><text:span text:style-name="T32">Magazine</text:span><text:span text:style-name="T31"> </text:span><text:span text:style-name="T29">de 19 de abril de 1965, Gordon Moore fez a seguinte citação: </text:span></text:p>
      <text:p text:style-name="P3"><text:span text:style-name="T29"><text:tab/>“</text:span><text:span text:style-name="T17">A complexidade para componentes com custos </text:span><text:span text:style-name="T18">mínimos</text:span><text:span text:style-name="T17"> tem aumentado em uma taxa de aproximadamente um fator de dois por ano. Certamente em um curto prazo pode-se esperar que esta taxa se mantenha, se não aumentar. A longo prazo, a taxa de aumento é um pouco mais incerta, embora não haja razões para se acreditar que ela não se manterá quase constante por pelo menos 10 anos. Isso significa que em torno de 1975, o número de componentes por circuito integrado para um custo mínimo será 65 000 (65nM). Eu acredito que circuitos grandes como este poderão ser construídos em um único componente (pastilha)</text:span><text:span text:style-name="T15">”.</text:span></text:p>
      <text:p text:style-name="P3"><text:span text:style-name="T3"><text:tab/></text:span><text:span text:style-name="T12">Enquanto a declaração de Moore era </text:span><text:span text:style-name="T13">considerada </text:span><text:span text:style-name="T12">apenas um comentário ou uma piada na época, as empresas de semicondutores em geral, como </text:span><text:span text:style-name="T13">fabricantes de </text:span><text:span text:style-name="T12">memória RAM, placas gráficas e chipsets, acabam confiando nela para definir suas metas de produção e investir fortemente em </text:span><text:span text:style-name="T13">pesquisa e desenvolvimento</text:span><text:span text:style-name="T12"> para manter o ritmo da inovação acelerando.</text:span></text:p>
      <text:p text:style-name="P2"><text:span text:style-name="T2"><text:tab/></text:span><text:span text:style-name="T6">Até </text:span><text:span text:style-name="T7">hoje</text:span><text:span text:style-name="T6">, a Lei de Moore, com algu</text:span><text:span text:style-name="T8">mas pequenas adaptações em alguns poucos casos</text:span><text:span text:style-name="T6">, tem correspondido à realidade, mas de acordo com especialistas como Carl Anderson, da empresa de tecnologia IBM, </text:span><text:span text:style-name="T8">a Lei de Moore </text:span><text:span text:style-name="T6">não funcionará para sempre, pois encontra</text:span><text:span text:style-name="T8">rá </text:span><text:span text:style-name="T6">limitações de estabilidade </text:span><text:span text:style-name="T8">devido a utilização do silício</text:span><text:span text:style-name="T6">. Isso provavelmente será visto em 20</text:span><text:span text:style-name="T8">2</text:span><text:span text:style-name="T6">5, quando, </text:span><text:span text:style-name="T8">segundo o próprio Moore, chegaremos em um limite fundamental.</text:span></text:p>
      <text:p text:style-name="P2"><text:span text:style-name="T8"/></text:p>
      <text:p text:style-name="P2"><text:span text:style-name="T8"/></text:p>
      <text:p text:style-name="P4"><text:span text:style-name="T11">R</text:span><text:span text:style-name="T10">eferências:</text:span></text:p>
      <text:p text:style-name="P4"><text:span text:style-name="T10"/></text:p>
      <text:list xml:id="list1702173722" text:style-name="L1">
        <text:list-item>
          <text:p text:style-name="P5"><text:span text:style-name="T10">Lei de Moore; como ela revolucionou a tecnologia nos últimos 50 anos. Disponível em: https://www.youtube.com/watch?v=hEUIn9xlkwc</text:span></text:p>
          <text:p text:style-name="P5"><text:span text:style-name="T10"/></text:p>
        </text:list-item>
        <text:list-item>
          <text:p text:style-name="P5"><text:span text:style-name="T10">O que vai acontecer no FIM da Lei de Moore?. Disponível em: https://www.youtube.com/watch?v=35XqzsGcQRk</text:span></text:p>
          <text:p text:style-name="P5"><text:span text:style-name="T10"/></text:p>
        </text:list-item>
        <text:list-item>
          <text:p text:style-name="P5"><text:span text:style-name="T10">O que é a Lei de Moore? Disponível em: https://canaltech.com.br/mercado/O-que-e-a-Lei-de-Moore/</text:span></text:p>
          <text:p text:style-name="P5"><text:span text:style-name="T10"/></text:p>
        </text:list-item>
        <text:list-item>
          <text:p text:style-name="P5"><text:span text:style-name="T10">O que é a Lei de Moore? Disponível em: </text:span></text:p>
          <text:p text:style-name="P5"><text:span text:style-name="T10">https://www.tecmundo.com.br/curiosidade/701-o-que-e-a-lei-de-moore-.htm</text:span></text:p>
          <text:p text:style-name="P5"><text:span text:style-name="T10"/></text:p>
        </text:list-item>
        <text:list-item>
          <text:p text:style-name="P5"><text:span text:style-name="T10">Lei de Moore. Disponível em: https://pt.wikipedia.org/wiki/Lei_de_Moor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06:09:08.680000000</meta:creation-date>
    <dc:date>2022-02-07T06:52:37.776000000</dc:date>
    <meta:editing-duration>PT2M28S</meta:editing-duration>
    <meta:editing-cycles>1</meta:editing-cycles>
    <meta:document-statistic meta:table-count="0" meta:image-count="0" meta:object-count="0" meta:page-count="1" meta:paragraph-count="16" meta:word-count="347" meta:character-count="2252" meta:non-whitespace-character-count="1921"/>
    <meta:generator>LibreOffice/7.3.0.3$Windows_X86_64 LibreOffice_project/0f246aa12d0eee4a0f7adcefbf7c878fc2238db3</meta:generator>
  </office:meta>
</office:document-meta>
</file>